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number-rows-repeated="51">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number-rows-repeated="72">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10:43:51.215176960">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4T11:44:08.357987236</dc:date>
    <meta:editing-duration>P1DT6H19M5S</meta:editing-duration>
    <meta:editing-cycles>408</meta:editing-cycles>
    <meta:generator>LibreOffice/5.1.6.2$Linux_X86_64 LibreOffice_project/10m0$Build-2</meta:generator>
    <meta:document-statistic meta:table-count="4" meta:cell-count="8804" meta:object-count="0"/>
  </office:meta>
</office:document-meta>
</file>